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637cm" fo:margin-left="1.281cm" fo:margin-right="0.083cm" table:align="margins"/>
    </style:style>
    <style:style style:name="Таблица1.A" style:family="table-column">
      <style:table-column-properties style:column-width="15.63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5.637cm" fo:margin-left="1.281cm" fo:margin-right="0.083cm" table:align="margins"/>
    </style:style>
    <style:style style:name="Таблица2.A" style:family="table-column">
      <style:table-column-properties style:column-width="15.637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15.637cm" fo:margin-left="1.281cm" fo:margin-right="0.083cm" table:align="margins"/>
    </style:style>
    <style:style style:name="Таблица3.A" style:family="table-column">
      <style:table-column-properties style:column-width="15.637cm" style:rel-column-width="65535*"/>
    </style:style>
    <style:style style:name="Таблица3.A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left="0cm" fo:margin-right="0cm" fo:text-indent="1.27cm" style:auto-text-indent="false"/>
      <style:text-properties officeooo:paragraph-rsid="00194f55"/>
    </style:style>
    <style:style style:name="P2" style:family="paragraph" style:parent-style-name="Text_20_body">
      <style:paragraph-properties fo:margin-left="0cm" fo:margin-right="0cm" fo:text-indent="1.27cm" style:auto-text-indent="false"/>
      <style:text-properties style:font-name="Times New Roman" fo:font-size="11pt" fo:font-style="normal" officeooo:rsid="00194f55" officeooo:paragraph-rsid="00194f55" style:font-size-asian="11pt" style:font-style-asian="normal" style:font-size-complex="11pt" style:font-style-complex="normal"/>
    </style:style>
    <style:style style:name="P3" style:family="paragraph" style:parent-style-name="Text_20_body">
      <style:paragraph-properties fo:margin-left="0cm" fo:margin-right="0cm" fo:text-indent="1.27cm" style:auto-text-indent="false"/>
      <style:text-properties fo:font-size="11pt" officeooo:paragraph-rsid="001978c1" style:font-size-asian="11pt" style:font-size-complex="11pt"/>
    </style:style>
    <style:style style:name="P4" style:family="paragraph" style:parent-style-name="Text_20_body">
      <style:paragraph-properties fo:margin-left="0cm" fo:margin-right="0cm" fo:text-indent="1.27cm" style:auto-text-indent="false"/>
      <style:text-properties fo:font-size="11pt" officeooo:paragraph-rsid="00194f55" style:font-size-asian="11pt" style:font-size-complex="11pt"/>
    </style:style>
    <style:style style:name="P5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194f55" style:font-size-asian="10pt" style:font-size-complex="10pt"/>
    </style:style>
    <style:style style:name="P6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rsid="00194f55" officeooo:paragraph-rsid="00194f55" style:font-size-asian="10pt" style:font-size-complex="10pt"/>
    </style:style>
    <style:style style:name="P7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1978c1" style:font-size-asian="10pt" style:font-size-complex="10pt"/>
    </style:style>
    <style:style style:name="P8" style:family="paragraph" style:parent-style-name="Основной_20_текст_20_11">
      <style:text-properties officeooo:paragraph-rsid="001f0c6d"/>
    </style:style>
    <style:style style:name="P9" style:family="paragraph" style:parent-style-name="Основной_20_текст_20_11">
      <style:text-properties officeooo:paragraph-rsid="0020e29c"/>
    </style:style>
    <style:style style:name="P10" style:family="paragraph" style:parent-style-name="Основной_20_текст_20_11">
      <style:paragraph-properties fo:margin-top="0cm" fo:margin-bottom="0.212cm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indent="1.27cm" style:auto-text-indent="false"/>
      <style:text-properties style:font-name="Times New Roman" fo:font-size="11pt" fo:font-style="normal" officeooo:rsid="00194f55" officeooo:paragraph-rsid="00194f55" style:font-size-asian="11pt" style:font-style-asian="normal" style:font-size-complex="11pt" style:font-style-complex="normal"/>
    </style:style>
    <style:style style:name="P12" style:family="paragraph" style:parent-style-name="Text_20_body">
      <style:paragraph-properties fo:margin-left="0cm" fo:margin-right="0cm" fo:text-indent="1.27cm" style:auto-text-indent="false" fo:break-before="page"/>
      <style:text-properties style:font-name="Times New Roman" fo:font-size="11pt" fo:font-style="normal" officeooo:rsid="00194f55" officeooo:paragraph-rsid="00194f55" style:font-size-asian="11pt" style:font-style-asian="normal" style:font-size-complex="11pt" style:font-style-complex="normal"/>
    </style:style>
    <style:style style:name="P13" style:family="paragraph" style:parent-style-name="Footnote">
      <style:text-properties fo:font-size="9pt" officeooo:rsid="001978c1" officeooo:paragraph-rsid="001978c1" style:font-size-asian="9pt" style:font-size-complex="9pt"/>
    </style:style>
    <style:style style:name="P14" style:family="paragraph" style:parent-style-name="Footnote">
      <style:text-properties fo:font-size="9pt" officeooo:rsid="00194f55" officeooo:paragraph-rsid="00194f55" style:font-size-asian="9pt" style:font-size-complex="9pt"/>
    </style:style>
    <style:style style:name="P15" style:family="paragraph" style:parent-style-name="Footnote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16" style:family="paragraph" style:parent-style-name="Heading_20_1">
      <style:text-properties officeooo:rsid="00194f55" officeooo:paragraph-rsid="00194f55"/>
    </style:style>
    <style:style style:name="P17" style:family="paragraph" style:parent-style-name="Heading_20_1">
      <style:text-properties fo:font-style="normal" officeooo:rsid="001978c1" officeooo:paragraph-rsid="001978c1" style:font-style-asian="normal" style:font-style-complex="normal"/>
    </style:style>
    <style:style style:name="T1" style:family="text">
      <style:text-properties officeooo:rsid="00194f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4f55" style:font-style-asian="italic" style:font-style-complex="italic"/>
    </style:style>
    <style:style style:name="T4" style:family="text">
      <style:text-properties fo:font-style="italic" officeooo:rsid="001978c1" style:font-style-asian="italic" style:font-style-complex="italic"/>
    </style:style>
    <style:style style:name="T5" style:family="text">
      <style:text-properties fo:background-color="#ffff00"/>
    </style:style>
    <style:style style:name="T6" style:family="text">
      <style:text-properties style:font-name="Courier New" fo:font-style="italic" officeooo:rsid="00194f55" style:font-style-asian="italic" style:font-style-complex="italic"/>
    </style:style>
    <style:style style:name="T7" style:family="text">
      <style:text-properties style:font-name="Courier New" fo:font-size="10pt" fo:font-style="italic" officeooo:rsid="00194f55" style:font-size-asian="10pt" style:font-style-asian="italic" style:font-size-complex="10pt" style:font-style-complex="italic"/>
    </style:style>
    <style:style style:name="T8" style:family="text">
      <style:text-properties style:font-name="Times New Roman" fo:font-size="12pt" fo:font-style="normal" officeooo:rsid="00194f55" style:font-size-asian="12pt" style:font-style-asian="normal" style:font-size-complex="12pt" style:font-style-complex="normal"/>
    </style:style>
    <style:style style:name="T9" style:family="text">
      <style:text-properties style:font-name="Times New Roman" fo:font-style="normal" officeooo:rsid="00194f55" fo:background-color="#ffff00" style:font-style-asian="normal" style:font-style-complex="normal"/>
    </style:style>
    <style:style style:name="T10" style:family="text">
      <style:text-properties style:font-name="Times New Roman" fo:font-size="11pt" fo:font-style="normal" officeooo:rsid="00194f55" style:font-size-asian="11pt" style:font-style-asian="normal" style:font-size-complex="11pt" style:font-style-complex="normal"/>
    </style:style>
    <style:style style:name="T11" style:family="text">
      <style:text-properties style:font-name="Times New Roman" fo:font-size="11pt" fo:font-style="italic" officeooo:rsid="00194f55" style:font-size-asian="11pt" style:font-style-asian="italic" style:font-size-complex="11pt" style:font-style-complex="italic"/>
    </style:style>
    <style:style style:name="T12" style:family="text">
      <style:text-properties style:font-name="Times New Roman" fo:font-size="10pt" fo:font-style="normal" officeooo:rsid="00194f55" style:font-size-asian="10pt" style:font-style-asian="normal" style:font-size-complex="10pt" style:font-style-complex="normal"/>
    </style:style>
    <style:style style:name="T13" style:family="text">
      <style:text-properties fo:font-style="normal" officeooo:rsid="001978c1" style:font-style-asian="normal" style:font-style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1978c1" style:font-style-asian="normal" style:font-style-complex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1d595f" style:font-style-asian="normal" style:font-style-complex="normal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1eecd5" style:font-style-asian="normal" style:font-style-complex="normal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1f0c6d" style:font-style-asian="normal" style:font-style-complex="normal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officeooo:rsid="0020e29c" style:font-style-asian="normal" style:font-style-complex="normal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2163fc" style:font-style-asian="normal" style:font-style-complex="normal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194f55" fo:background-color="#ffff00" style:font-style-asian="normal" style:font-style-complex="normal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01978c1" fo:background-color="#ffff00" style:font-style-asian="normal" style:font-style-complex="normal"/>
    </style:style>
    <style:style style:name="T22" style:family="text">
      <style:text-properties fo:font-variant="normal" fo:text-transform="none" fo:color="#000000" style:font-name="Times New Roman" fo:letter-spacing="normal" fo:font-style="italic" fo:font-weight="normal" officeooo:rsid="0020e29c" style:font-style-asian="italic" style:font-style-complex="italic"/>
    </style:style>
    <style:style style:name="T23" style:family="text">
      <style:text-properties officeooo:rsid="001978c1"/>
    </style:style>
    <style:style style:name="T24" style:family="text">
      <style:text-properties officeooo:rsid="001978c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Философия Perl</text:h>
      <text:p text:style-name="P2">Perl это язык помогающий «привести дела в порядок». Он гибкий, щадящий и поддатливый. В руках способного программиста, он способен выполнить почти любую задачу, от расчётов в однострочнике и автоматизации до мульти-программирования <text:span text:style-name="T5">(? multi-programmer ?)</text:span>, долгоживущих проектов и чего бы то ни было ещё.</text:p>
      <text:p text:style-name="P2">Perl — это сила, а современный Perl, Perl принимающий лучшее из накопленных знаний <text:span text:style-name="T5">(? advantage of the best knowledge ?)</text:span>, глубочайшего опыта и набора многократно используемых идиом всем сообществом perl-программистов — сопровождаемый, быстрый и лёгкий в использовании. Возможно самое главное, он может помочь вам делать то, что вам нужно с минимальным разочарованием и без церемоний.</text:p>
      <text:p text:style-name="P2">Perl — это язык прагматиков. Вы, программист, в ответе (?). Вы можете написать программму быстрее, чем манипулирования в голове и представления вашей проблемы в конструкциях языка <text:span text:style-name="T5">(? manipulating your mind and your problems to fit how the language designer thinks</text:span> <text:span text:style-name="T5">?)</text:span>, Perl позволяет вам решать ваши проблемы, как вы считаете нужным.</text:p>
      <text:p text:style-name="P2">Perl — это язык, который растёт вместе с тобой. Вы можете писать полезные программы, на основе знаний, полученных всего лишь после часа чтения этой книги. Так, если вы найдёте время понять философию синтаксиса, семантики и дизайна языка, вы сможете быть более продуктивными.</text:p>
      <text:p text:style-name="P2">Для начала, вам нужно изучить как можно больше.</text:p>
      <text:h text:style-name="P16" text:outline-level="1">Perldoc</text:h>
      <text:p text:style-name="P2"><text:span text:style-name="T2">perldoc utility</text:span> — одна из наиболее полезных и наименее оценённых примочек (дополнений, фич) Perl-а. Эта программа часть каждой полной установки Perl 5<text:note text:id="ftn1" text:note-class="footnote"><text:note-citation>1</text:note-citation><text:note-body><text:p text:style-name="P14">You may have to install an additional package on a free GNU/Linux distribution or another Unix-like system; on Debian and Ubuntu this is perl-doc.</text:p></text:note-body></text:note>. Она отображает информацию о каждом модуле Perl, установленном в систему — будь то основной модуль или модуль, установленный с Comprehensive Perl Archive Network (CPAN), а также тысячи страниц обширной общей документации по Perl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Если вы предпочитаете онлайн-версию, http://perldoc.perl.org/ содержит последнюю весию Perl документации. http://search.cpan.org/ покажет информацию о каждом модуле, что лежит на <text:s/>CPAN. Для Windows-пользователей, и ActivePerl и Strawberry Perl предоставляют ссылки на документацию в вашем Старт-меню. </text:p>
          </table:table-cell>
        </table:table-row>
      </table:table>
      <text:p text:style-name="P1"><text:span text:style-name="T10">По умолчанию </text:span><text:span text:style-name="T11">perldoc</text:span><text:span text:style-name="T10"> показывает документацию по названному модулю или по отдельной секции общей документации:</text:span><text:span text:style-name="T8"><text:line-break/></text:span><text:span text:style-name="T12"><text:tab/></text:span><text:span text:style-name="T7">$ perldoc List::Util <text:line-break/><text:tab/>$ perldoc perltoc <text:line-break/><text:tab/>$ perldoc Moose::Manual </text:span></text:p>
      <text:p text:style-name="P1"><text:span text:style-name="T10">Первый пример извлекает документацию по модулю List::Util и показывает её в форме соответствующей вашему экрану. Стандарты сообщества для CPAN модулей (смотри CPAN, страница 10 (?) данной книги) предлагают использовать дополнительным библиотекам такой же формат документации, что и у основных модулей (core modules)так что нет разницы между чтением документации к основным модулям, таким как </text:span><text:a xlink:type="simple" xlink:href="data::Dumper"><text:span text:style-name="T10">Data::Dumper</text:span></text:a><text:span text:style-name="T10">, или любым другим, инсталлированным с CPAN. Стандартный шаблон документации включает в себя описание модуля, демонстрирует примеры использования, и включает детальные объяснения о самом модуле и его интерфейсе. В то время как количество документации варьируется от автора к автору, форма документации удивительно постоянна.</text:span></text:p>
      <text:p text:style-name="P2">Во втором примере отображается файл чисто документации, в этом случае показывается документация о себе. Этот файл описывает каждую отдельную часть основной документации; просматривайте её для понимания широты Perl-а.</text:p>
      <text:p text:style-name="P12">Третий пример напоминает второй; Moose::Manual часть Moose CPAN distribution (смотри <text:s/>Moose, на странице 100 (?) данной книги). Это также чисто документация, она не содержит кода.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<text:span text:style-name="T1">Кроме того, </text:span><text:span text:style-name="T3">perldoc perlfaq</text:span><text:span text:style-name="T1"> покажет вам содержание Часто Задаваемых Вопросов (FAQ) по Perl 5. Беглый просмотр этих вопросов имеет неоценимое значение.</text:span></text:p>
          </table:table-cell>
        </table:table-row>
      </table:table>
      <text:p text:style-name="P3"><text:span text:style-name="T1">Утилита </text:span><text:span text:style-name="T6">perldoc</text:span><text:span text:style-name="T1"> имеет много больше разных способностей (сморите </text:span><text:span text:style-name="T6">perldoc perldoc</text:span><text:span text:style-name="T1">). </text:span><text:span text:style-name="T23">Две из наиболее часть используемых включаются с помощью флагов -q и the -f. -q получает ключевое слово или ключевые слова, ищет только в Perl FAQ и выдаёт результат. Так </text:span><text:span text:style-name="T6">perldoc -q sort</text:span><text:span text:style-name="T23"> возвращает три вопроса: </text:span><text:span text:style-name="T4">How do I sort an array by (anything)?, How do I sort a hash (optionally by value instead of key)?, </text:span><text:span text:style-name="T13">и</text:span><text:span text:style-name="T4"> How can I always keep my hash sorted?</text:span><text:span text:style-name="T23">. </text:span></text:p>
      <text:p text:style-name="P3"><text:span text:style-name="T23">Флаг -f показывает основную документацию по встроенным функциям (операторам) Perl. Если вы не знаете название функции, которая вам нужна, </text:span><text:span text:style-name="T4">use perldoc perlfunc</text:span><text:span text:style-name="T23"> покажет вам список всех встроенных функций (операторов).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7"><text:span text:style-name="T4">perldoc perlop</text:span><text:span text:style-name="T23"> и </text:span><text:span text:style-name="T4">perldoc perlsyn</text:span><text:span text:style-name="T23"> - документы Perl-овых символических операторов и синтаксических конструкций; </text:span><text:span text:style-name="T4">perldoc perldiag</text:span><text:span text:style-name="T23"> раскрывает значения Perl-овых сообщений об ошибках. </text:span></text:p>
          </table:table-cell>
        </table:table-row>
      </table:table>
      <text:p text:style-name="P4"><text:span text:style-name="T23">Система документации Perl 5 это POD, or Plain Old Documentation. </text:span><text:span text:style-name="T4">perldoc perlpod</text:span><text:span text:style-name="T23"> описывает как POD работает. Утилита perldoc покажет вам POD из любого модуля, который вы создали или инсталировали для своего проекта. Есть так же другие утилиты POD, такие как </text:span><text:span text:style-name="T4">podchecker,</text:span><text:span text:style-name="T13"> которая проверяет форму вашей POD, такие как Pod::Webserver, которая показывает ваш локальный POD через минимальный веб-сервер, будет обрабатывать корректную POD правильно </text:span><text:span text:style-name="T9">(? will handle valid POD correctly ?)</text:span><text:span text:style-name="T13">.</text:span></text:p>
      <text:p text:style-name="P3"><text:span text:style-name="T13">perldoc может быть использован и для других целей. С флагом командной строки -l она покажет путь до файла документации с содержимым этой документации</text:span><text:span text:style-name="T13"><text:note text:id="ftn2" text:note-class="footnote"><text:note-citation>2</text:note-citation><text:note-body><text:p text:style-name="P13">Имейте в виду, что модуль может разделять .pod файл от собственно файла модуля .pm.</text:p></text:note-body></text:note></text:span><text:span text:style-name="T13">. С флагом -m показывается собственно содержимое модуля — код и всё остальное, без обработки POD инструкций.</text:span></text:p>
      <text:h text:style-name="P17" text:outline-level="1">Выразительность</text:h>
      <text:p text:style-name="P3"><text:span text:style-name="T24">До создания языка Perl, Ларри Уолл (Larry Wall) изучал лингвистику и человеческие языки. Его опыт продолжает оказывать влияние на строение Perl. Есть много путей как писать программы на Perl в зависимости от стиля вашего проекта, количества времени для создания программ, ожидаемой тяжести обслуживания </text:span><text:span text:style-name="T9">(? expected maintenance burden ?)</text:span><text:span text:style-name="T24"> или</text:span><text:span text:style-name="T14"> даже от вашего собственного чувства прекрасного </text:span><text:span text:style-name="T20">(? </text:span><text:span text:style-name="T21">sense of expression</text:span><text:span text:style-name="T20"> ?)</text:span><text:span text:style-name="T14">. Вы можете писать просто (! straightforward !), в стиле сверху вниз. Вы можете писать, разделяя код на много маленьких и независимых функций. Вы можете построить модель вашей проблемы из классов и объектов. Вы можете сторониться или принимать в объятья расширенные возможности.</text:span></text:p>
      <text:p text:style-name="P10">У Perl хакеров есть слоган про такой подход: TIMTOWTDI (произносится как «Tim Toady») или «Есть более чем один способ сделать это!» (There’s more than one way to do it!).</text:p>
      <text:p text:style-name="Основной_20_текст_20_11">Там, где эта выразительность может обеспечивать обширную палитру,с которой мастер-ремесленник может создавать удивительные и мощные сооружения, неразумные конгломераты различных техник могут препятствовать дальнейшему развитию и понятности кода. Вы можете писать хороший код или можете создать ужасный беспорядок. Выбор за вами<text:note text:id="ftn3" text:note-class="footnote"><text:note-citation>3</text:note-citation><text:note-body><text:p text:style-name="P15">…. но будьте добры к другим людям, если вы должны <text:span text:style-name="T23">создать</text:span> беспорядок</text:p></text:note-body></text:note>.</text:p>
      <text:p text:style-name="Основной_20_текст_20_11"><text:span text:style-name="T14">Там, где другие языки могут предположить, что один вынужденный путь написания какой-либо операции это правильное решение, Perl позволяет </text:span><text:span text:style-name="T15">операцию </text:span><text:span text:style-name="T14">оптимизировать для ваших </text:span><text:span text:style-name="T15">особенных</text:span><text:span text:style-name="T14"> условий. </text:span><text:span text:style-name="T16">В сфере ваших собственных проблем, вы можете выбирать из нескольких хороших подходов, но обращайте внимание на удобочитаемость и проблему дальнейшего сопровождения кода.</text:span></text:p>
      <text:p text:style-name="P8"><text:span text:style-name="T17">Как начинающий перловик, вы можете найти определённые конструкции сложными для понимания. Великое Перловое Сообщество распространяет и пропагандирует ряд идиом (смотри Идиомы, страница 148), которые заключают в себе великую силу. Не ожидайне немедленного </text:span><text:soft-page-break/><text:span text:style-name="T17">понимания. Некоторые вещи в перле работают очень тонко.</text:span></text:p>
      <text:p text:style-name="P9"><text:span text:style-name="T17">Другая цель разработки на Perl — </text:span><text:span text:style-name="T19">немного </text:span><text:span text:style-name="T17">удивить опытных perl-программистов</text:span><text:span text:style-name="T18">. Например, добавить два скаляра вместе в цифровой оператор (</text:span><text:span text:style-name="T22">$first_num + $second_num</text:span><text:span text:style-name="T1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11" style:display-name="Основной текст 11" style:family="paragraph" style:parent-style-name="Text_20_body" style:class="text" style:master-page-name="">
      <style:paragraph-properties fo:margin-left="0cm" fo:margin-right="0cm" fo:text-indent="1.228cm" style:auto-text-indent="false" style:page-number="auto"/>
      <style:text-properties fo:font-size="11pt" style:font-size-asian="11pt" style:font-size-complex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SV </meta:initial-creator>
    <meta:creation-date>2011-08-25T16:59:13</meta:creation-date>
    <meta:generator>OpenOffice.org/3.2$Linux OpenOffice.org_project/320m19$Build-9505</meta:generator>
    <dc:date>2011-08-26T16:23:23</dc:date>
    <dc:creator>BSV </dc:creator>
    <meta:editing-duration>PT04H57M17S</meta:editing-duration>
    <meta:editing-cycles>5</meta:editing-cycles>
    <meta:document-statistic meta:table-count="3" meta:image-count="0" meta:object-count="0" meta:page-count="3" meta:paragraph-count="29" meta:word-count="1051" meta:character-count="7390"/>
  </office:meta>
</office:document-meta>
</file>